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f4fa" officeooo:paragraph-rsid="0001f4fa"/>
    </style:style>
    <style:style style:name="P2" style:family="paragraph" style:parent-style-name="Standard">
      <style:paragraph-properties fo:text-align="start" style:justify-single-word="false"/>
      <style:text-properties officeooo:rsid="0001f4fa" officeooo:paragraph-rsid="0002bb9b"/>
    </style:style>
    <style:style style:name="P3" style:family="paragraph" style:parent-style-name="Standard">
      <style:paragraph-properties fo:text-align="start" style:justify-single-word="false"/>
      <style:text-properties officeooo:rsid="0002bb9b" officeooo:paragraph-rsid="0002bb9b"/>
    </style:style>
    <style:style style:name="P4" style:family="paragraph" style:parent-style-name="Standard">
      <style:paragraph-properties fo:text-align="start" style:justify-single-word="false"/>
      <style:text-properties officeooo:rsid="00035955" officeooo:paragraph-rsid="00035955"/>
    </style:style>
    <style:style style:name="P5" style:family="paragraph" style:parent-style-name="Standard">
      <style:paragraph-properties fo:text-align="start" style:justify-single-word="false"/>
      <style:text-properties officeooo:rsid="0004118f" officeooo:paragraph-rsid="0004118f"/>
    </style:style>
    <style:style style:name="P6" style:family="paragraph" style:parent-style-name="Standard">
      <style:paragraph-properties fo:text-align="start" style:justify-single-word="false"/>
      <style:text-properties officeooo:rsid="00042055" officeooo:paragraph-rsid="00042055"/>
    </style:style>
    <style:style style:name="P7" style:family="paragraph" style:parent-style-name="Header">
      <style:paragraph-properties fo:text-align="start" style:justify-single-word="false"/>
      <style:text-properties fo:font-size="10pt" officeooo:rsid="000cbcf2" officeooo:paragraph-rsid="000cbcf2" style:font-size-asian="10pt" style:font-size-complex="10pt"/>
    </style:style>
    <style:style style:name="P8" style:family="paragraph" style:parent-style-name="Standard">
      <style:paragraph-properties fo:text-align="start" style:justify-single-word="false"/>
      <style:text-properties officeooo:rsid="0002bb9b" officeooo:paragraph-rsid="0002bb9b"/>
    </style:style>
    <style:style style:name="P9" style:family="paragraph" style:parent-style-name="Standard" style:list-style-name="L1">
      <style:paragraph-properties fo:text-align="start" style:justify-single-word="false"/>
      <style:text-properties officeooo:rsid="00035955" officeooo:paragraph-rsid="00035955"/>
    </style:style>
    <style:style style:name="P10" style:family="paragraph" style:parent-style-name="Standard" style:list-style-name="L1">
      <style:paragraph-properties fo:text-align="start" style:justify-single-word="false"/>
      <style:text-properties officeooo:rsid="0004118f" officeooo:paragraph-rsid="0004118f"/>
    </style:style>
    <style:style style:name="P11" style:family="paragraph" style:parent-style-name="Standard" style:list-style-name="L2">
      <style:paragraph-properties fo:text-align="start" style:justify-single-word="false"/>
      <style:text-properties officeooo:rsid="0004118f" officeooo:paragraph-rsid="0004118f"/>
    </style:style>
    <style:style style:name="P12" style:family="paragraph" style:parent-style-name="Standard">
      <style:paragraph-properties fo:text-align="start" style:justify-single-word="false"/>
      <style:text-properties officeooo:rsid="00070559" officeooo:paragraph-rsid="000a1b16"/>
    </style:style>
    <style:style style:name="P13" style:family="paragraph" style:parent-style-name="Standard">
      <style:paragraph-properties fo:text-align="start" style:justify-single-word="false"/>
      <style:text-properties officeooo:rsid="000a1b16" officeooo:paragraph-rsid="000a1b16"/>
    </style:style>
    <style:style style:name="T1" style:family="text">
      <style:text-properties officeooo:rsid="00029c47"/>
    </style:style>
    <style:style style:name="T2" style:family="text">
      <style:text-properties officeooo:rsid="0004118f"/>
    </style:style>
    <style:style style:name="T3" style:family="text">
      <style:text-properties officeooo:rsid="00042055"/>
    </style:style>
    <style:style style:name="T4" style:family="text">
      <style:text-properties officeooo:rsid="000803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BUS</text:p>
      <text:p text:style-name="P1"/>
      <text:p text:style-name="P2"><text:s/>En el transcurso de la semana se logro diseñar todo el sistema de login y redireccionar cuando <text:span text:style-name="T1">el registro es exitoso al servidor en nodejs, la unica diferencia es el puerto, 5000 y 3000.</text:span></text:p>
      <text:p text:style-name="P2"/>
      <text:p text:style-name="P3">El primer servidor que vera el usuario sera el de python con flask, en dicha interfaz se podra registrar, ingresar o cambiar la contraseña ya sea por que la olvido o por que desea cambiarla, lo unico que aun no se implemento en este servidor es el envio de un email para confirmar el registro o para recuperar la contraseña.</text:p>
      <text:p text:style-name="P2"/>
      <text:p text:style-name="P3">Tambien falta por implementar un token el cual se usara para autentifica usuarios.</text:p>
      <text:p text:style-name="P4">Para esta tarea se debe de rediseñar el esquema planteado de como funciona actualmente ya que una vez autentificado el usuario en la base de datos redirecciona <text:span text:style-name="T3">automáticamente</text:span> al servi<text:span text:style-name="T3">d</text:span>or en node.</text:p>
      <text:p text:style-name="P4"/>
      <text:p text:style-name="P4">Lo que se debe cambiar es lo siguiente:</text:p>
      <text:p text:style-name="P4">Una vez autentificado, que el cliente genere un token y con javascript agregar una cabecera con ese token, asi cada vez que se comunique con el servidor de node, este leerá la cabecera con el token y consultara si es valido de ser asi todo prosigue como es debido, caso contrario renueva el token llamando al servidor de python. <text:span text:style-name="T3">El token deberá tener un limite de caducidad el cual se vera luego</text:span></text:p>
      <text:p text:style-name="P4"/>
      <text:p text:style-name="P4">Para dejar todo en claro paso a <text:span text:style-name="T2">nombrar</text:span> la<text:span text:style-name="T2">s funciones</text:span> de cada servidor. </text:p>
      <text:p text:style-name="P4">Servidor python:</text:p>
      <text:list xml:id="list8516987918536209132" text:style-name="L1">
        <text:list-item>
          <text:p text:style-name="P9">Registro y autenticar el usuario</text:p>
        </text:list-item>
        <text:list-item>
          <text:p text:style-name="P9">Generar el token y renovarlo</text:p>
        </text:list-item>
        <text:list-item>
          <text:p text:style-name="P10">Verifica vigencia de token</text:p>
          <text:p text:style-name="P10"/>
        </text:list-item>
      </text:list>
      <text:p text:style-name="P5">Servidor Node:</text:p>
      <text:list xml:id="list4070389659269170095" text:style-name="L2">
        <text:list-item>
          <text:p text:style-name="P11">Setea y retorna las posiciones geográficas (obtenidas del arduino) de la base de datos</text:p>
        </text:list-item>
        <text:list-item>
          <text:p text:style-name="P11">Consulta la vigencia del token</text:p>
        </text:list-item>
      </text:list>
      <text:p text:style-name="P5"/>
      <text:p text:style-name="P3">Todo lo empleado en este servidor son modulos propios de flask los cuales son geniales.</text:p>
      <text:p text:style-name="P3"/>
      <text:p text:style-name="P6">Tambien logramos obtener la geolocalizacion del usuario para que luego se establezca la ruta hacia la parada.</text:p>
      <text:p text:style-name="P6">Ademas de esto logramos que se marque la ruta del colectivo, ruta por la cual va a transitar.</text:p>
      <text:p text:style-name="P3"><text:s/></text:p>
      <text:p text:style-name="P12">Tambien se logro implementar la programacion de arduino, lo incombenientes dados eran por que no se conectaba el puerto resert del arduino, ademas <text:span text:style-name="T4">no contabamos con la librería ESP8266WiFi.h la cual brinda toda la conectividad a una red y la posibilidad de enviar paquetes http, el cual utilizaremos para setear coordenadas, el unico incombeniente es que se necesita comunicar el modulo esp8266 con el arduino por el puerto serial para enviar las coordenadas, esto ya se implemento a nivel de programacion pero no se probo aun.</text:span></text:p>
      <text:p text:style-name="P12"/>
      <text:p text:style-name="P12"><text:span text:style-name="T4"><text:s/>Ahora mismo se necesita la maqueta terminada para poder implementar la diferencia de distancias para saber las coordenadas reales.</text:span></text:p>
      <text:p text:style-name="P12"/>
      <text:p text:style-name="P13">Aun no tenemos con un producto minimo viable pero en la proxima semana se espera eso, teniendo en cuenta los avances en ciertos detalles que hemos tenido se espera poder terminar no mucho despues de tener un producto min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00cbcf2" officeooo:paragraph-rsid="000cbcf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FOBUS 6°C <text:s text:c="104"/>Uliassi, Millo, Lanz, Rinaldi, De Bell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7:54:50.305000000</meta:creation-date>
    <dc:date>2018-08-21T01:22:29.913000000</dc:date>
    <meta:editing-duration>P3DT10H36M48S</meta:editing-duration>
    <meta:editing-cycles>4</meta:editing-cycles>
    <meta:generator>LibreOffice/5.2.4.2$Windows_x86 LibreOffice_project/3d5603e1122f0f102b62521720ab13a38a4e0eb0</meta:generator>
    <meta:document-statistic meta:table-count="0" meta:image-count="0" meta:object-count="0" meta:page-count="1" meta:paragraph-count="24" meta:word-count="478" meta:character-count="2868" meta:non-whitespace-character-count="2310"/>
  </office:meta>
</office:document-meta>
</file>